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d00" officeooo:paragraph-rsid="000bed00"/>
    </style:style>
    <style:style style:name="P2" style:family="paragraph" style:parent-style-name="Standard">
      <style:text-properties officeooo:rsid="000d1771" officeooo:paragraph-rsid="000d1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 java.util.*;</text:p>
      <text:p text:style-name="P2">class life</text:p>
      <text:p text:style-name="P2">{</text:p>
      <text:p text:style-name="P2">public static void main(String args[])</text:p>
      <text:p text:style-name="P2">{</text:p>
      <text:p text:style-name="P2">Scanner s=new Scanner(System.in);</text:p>
      <text:p text:style-name="P2">int n;</text:p>
      <text:p text:style-name="P2">while(true)</text:p>
      <text:p text:style-name="P2">{</text:p>
      <text:p text:style-name="P2">n=s.nextInt();</text:p>
      <text:p text:style-name="P2">if(n!=42)</text:p>
      <text:p text:style-name="P2">System.out.println(n);</text:p>
      <text:p text:style-name="P2">else</text:p>
      <text:p text:style-name="P2">break;</text:p>
      <text:p text:style-name="P2">}</text:p>
      <text:p text:style-name="P2">} 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0:59:14.873200985</meta:creation-date>
    <dc:date>2018-10-01T01:13:36.553343429</dc:date>
    <meta:editing-duration>PT14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6" meta:character-count="180" meta:non-whitespace-character-count="169"/>
  </office:meta>
</office:document-meta>
</file>